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Jamrul" svg:font-family="Jamrul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Nimbus Sans" fo:font-size="14pt" officeooo:rsid="00117b37" officeooo:paragraph-rsid="00117b37" style:font-size-asian="14pt" style:font-size-complex="14pt"/>
    </style:style>
    <style:style style:name="P2" style:family="paragraph" style:parent-style-name="Standard">
      <style:text-properties style:font-name="Nimbus Sans" fo:font-size="14pt" officeooo:rsid="0015e9f2" officeooo:paragraph-rsid="0015e9f2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tutorial:</text:p>
      <text:p text:style-name="P2">git init</text:p>
      <text:p text:style-name="P2">git config --global user.name "Youness Ait Bella"</text:p>
      <text:p text:style-name="P2">git config --global user.email "youness.aitbella@gmail.com"</text:p>
      <text:p text:style-name="P2">git add [File_name]</text:p>
      <text:p text:style-name="P2">git commit -m “Message“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Jamrul" svg:font-family="Jamrul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31T23:29:29.395660186</meta:creation-date>
    <dc:date>2020-12-31T23:58:28.335992901</dc:date>
    <meta:editing-duration>PT9M13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1" meta:paragraph-count="6" meta:word-count="25" meta:character-count="171" meta:non-whitespace-character-count="154"/>
  </office:meta>
</office:document-meta>
</file>